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b26dd" officeooo:paragraph-rsid="000b26dd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0pt" fo:font-weight="bold" officeooo:rsid="000b26dd" officeooo:paragraph-rsid="000b26dd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normal" officeooo:rsid="000b26dd" officeooo:paragraph-rsid="000b26dd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normal" officeooo:rsid="000c367d" officeooo:paragraph-rsid="000c367d" style:font-size-asian="14pt" style:font-weight-asian="normal" style:font-size-complex="16pt" style:font-weight-complex="normal"/>
    </style:style>
    <style:style style:name="T1" style:family="text">
      <style:text-properties officeooo:rsid="000c36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eeCodeCamp Accessibility Notes</text:p>
      <text:p text:style-name="P1"/>
      <text:p text:style-name="P2">1. Accessibility and good HTML structure</text:p>
      <text:p text:style-name="P3">1.1 What is Accessibility</text:p>
      <text:p text:style-name="P3">1.2 Screen Readers and who uses them?</text:p>
      <text:p text:style-name="P3">1.3 Large Text or Braille Keyboards and Who uses them?</text:p>
      <text:p text:style-name="P3">1.4 Alternative pointing devices and use cases</text:p>
      <text:p text:style-name="P3">1.5 Screen Magnifiers</text:p>
      <text:p text:style-name="P3">1.6 Voice Recognition Software</text:p>
      <text:p text:style-name="P3">1.7 Common Accessibility Auditing Tools</text:p>
      <text:p text:style-name="P3">1.8 Proper Heading Level Structure Affect on Accessibility</text:p>
      <text:p text:style-name="P2">2. Accessible Tables and Forms</text:p>
      <text:p text:style-name="P3">2.1 Best practices for tables and accessibility</text:p>
      <text:p text:style-name="P3">2.2 Importance of Inputs with associated labels</text:p>
      <text:p text:style-name="P2">3. Introduction to Aria</text:p>
      <text:p text:style-name="P3">3.1 Purpose of WAI-ARIA and how it works</text:p>
      <text:p text:style-name="P3">3.2 ARIA Roles</text:p>
      <text:p text:style-name="P3">3.3 Roles of aria-label and aria-labbelledby Attributes</text:p>
      <text:p text:style-name="P3">3.4 aria-hidden Attributes</text:p>
      <text:p text:style-name="P3">3.5 aria-describedby Attribute</text:p>
      <text:p text:style-name="P2">4. Accessible Media Elements</text:p>
      <text:p text:style-name="P3">4.1 alt Attribute <text:span text:style-name="T1">and good alt text</text:span></text:p>
      <text:p text:style-name="P4">4.2 Accesibility benefits for good link text and examples</text:p>
      <text:p text:style-name="P4">4.3 Good ways to make audio and video content accessible</text:p>
      <text:p text:style-name="P4">4.4 Making web-applications keyboard accessibl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3T13:46:33.314298000</meta:creation-date>
    <dc:date>2025-12-13T13:59:51.439617600</dc:date>
    <meta:editing-duration>PT2M42S</meta:editing-duration>
    <meta:editing-cycles>1</meta:editing-cycles>
    <meta:document-statistic meta:table-count="0" meta:image-count="0" meta:object-count="0" meta:page-count="1" meta:paragraph-count="24" meta:word-count="139" meta:character-count="917" meta:non-whitespace-character-count="802"/>
    <meta:generator>LibreOffice/25.2.7.2$Windows_X86_64 LibreOffice_project/5cbfd1ab6520636bb5f7b99185aa69bd7456825d</meta:generator>
  </office:meta>
</office:document-meta>
</file>